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opacity="0%" draw:opacity-name="" draw:textarea-horizontal-align="justify" draw:textarea-vertical-align="middle" draw:auto-grow-height="false" fo:min-height="8.25cm" fo:min-width="11cm"/>
    </style:style>
    <style:style style:name="gr4" style:family="graphic" style:parent-style-name="standard">
      <style:graphic-properties svg:stroke-opacity="100%" draw:opacity="0%" draw:opacity-name="" draw:textarea-horizontal-align="justify" draw:textarea-vertical-align="middle" draw:auto-grow-height="false" fo:min-height="8.25cm" fo:min-width="7cm"/>
    </style:style>
    <style:style style:name="gr5" style:family="graphic" style:parent-style-name="standard">
      <style:graphic-properties draw:opacity="0%" draw:opacity-name="" draw:textarea-horizontal-align="justify" draw:textarea-vertical-align="middle" draw:auto-grow-height="false" fo:min-height="3.75cm" fo:min-width="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xml:id="id2" draw:id="id2" draw:layer="layout" svg:x1="3cm" svg:y1="21.5cm" svg:x2="15.5cm" svg:y2="21.5cm">
          <text:p/>
        </draw:line>
        <draw:line draw:style-name="gr1" draw:text-style-name="P1" xml:id="id1" draw:id="id1" draw:layer="layout" svg:x1="3cm" svg:y1="3cm" svg:x2="15.5cm" svg:y2="3cm">
          <text:p/>
        </draw:line>
        <draw:connector draw:style-name="gr2" draw:text-style-name="P2" draw:layer="layout" svg:x1="3cm" svg:y1="3cm" svg:x2="3cm" svg:y2="21.5cm" draw:start-shape="id1" draw:start-glue-point="3" draw:end-shape="id2" draw:end-glue-point="3" svg:d="M3000 3000v18500" svg:viewBox="0 0 1 18501">
          <text:p/>
        </draw:connector>
        <draw:connector draw:style-name="gr2" draw:text-style-name="P2" draw:layer="layout" svg:x1="15.5cm" svg:y1="3cm" svg:x2="15.5cm" svg:y2="21.5cm" draw:start-shape="id1" draw:start-glue-point="1" draw:end-shape="id2" draw:end-glue-point="1" svg:d="M15500 3000v18500" svg:viewBox="0 0 1 18501">
          <text:p/>
        </draw:connector>
        <draw:custom-shape draw:style-name="gr3" draw:text-style-name="P3" draw:layer="layout" svg:width="11.5cm" svg:height="8.5cm" svg:x="3.5cm" svg:y="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5cm" svg:height="8.5cm" svg:x="5.5cm" svg:y="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5cm" svg:height="4cm" svg:x="5.5cm" svg:y="17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5:24:32.614528042</meta:creation-date>
    <dc:date>2021-04-26T15:50:12.956842400</dc:date>
    <meta:editing-duration>PT5M20S</meta:editing-duration>
    <meta:editing-cycles>1</meta:editing-cycles>
    <meta:document-statistic meta:object-count="7"/>
    <meta:generator>LibreOffice/6.4.7.2$Linux_X86_64 LibreOffice_project/40$Build-2</meta:generator>
  </office:meta>
</office:document-meta>
</file>